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1cm" style:rel-column-width="32754*"/>
    </style:style>
    <style:style style:name="Table1.B" style:family="table-column">
      <style:table-column-properties style:column-width="8.798cm" style:rel-column-width="3278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0e9c4d"/>
    </style:style>
    <style:style style:name="P3" style:family="paragraph" style:parent-style-name="Text_20_body">
      <style:text-properties style:font-name="Liberation Serif" fo:font-size="12pt" fo:language="en" fo:country="US" officeooo:paragraph-rsid="000e9c4d" style:font-size-asian="12pt" style:font-size-complex="12pt"/>
    </style:style>
    <style:style style:name="P4" style:family="paragraph" style:parent-style-name="Text_20_body">
      <style:text-properties style:font-name="Liberation Serif" fo:font-size="12pt" fo:language="en" fo:country="US" officeooo:paragraph-rsid="00d2d7fb" style:font-size-asian="12pt" style:font-size-complex="12pt"/>
    </style:style>
    <style:style style:name="P5" style:family="paragraph" style:parent-style-name="Text_20_body">
      <style:text-properties style:font-name="Liberation Serif" fo:font-size="12pt" fo:language="en" fo:country="US" fo:font-weight="bold" officeooo:paragraph-rsid="000e9c4d" style:font-size-asian="12pt" style:font-size-complex="12pt"/>
    </style:style>
    <style:style style:name="P6" style:family="paragraph" style:parent-style-name="Heading_20_1">
      <style:text-properties fo:language="en" fo:country="US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Liberation Serif" fo:font-size="12pt" officeooo:paragraph-rsid="0226ffb3" style:font-size-asian="12pt" style:font-size-complex="12pt"/>
    </style:style>
    <style:style style:name="P9" style:family="paragraph" style:parent-style-name="Table_20_Contents">
      <style:text-properties style:font-name="Liberation Serif" fo:font-weight="normal" style:font-weight-asian="normal" style:font-weight-complex="normal"/>
    </style:style>
    <style:style style:name="P10" style:family="paragraph" style:parent-style-name="Table_20_Contents">
      <style:text-properties style:font-name="Liberation Serif" fo:font-weight="normal" officeooo:rsid="01c01402" officeooo:paragraph-rsid="01c01402" style:font-weight-asian="normal" style:font-weight-complex="normal"/>
    </style:style>
    <style:style style:name="P11" style:family="paragraph" style:parent-style-name="Table_20_Contents">
      <style:text-properties style:font-name="Liberation Serif" fo:font-weight="normal" officeooo:paragraph-rsid="01b63f85"/>
    </style:style>
    <style:style style:name="P12" style:family="paragraph" style:parent-style-name="Table_20_Contents">
      <style:text-properties style:font-name="Liberation Serif" officeooo:rsid="020a4a04" officeooo:paragraph-rsid="020a4a04"/>
    </style:style>
    <style:style style:name="P13" style:family="paragraph" style:parent-style-name="Table_20_Contents">
      <style:text-properties style:font-name="Liberation Mono" fo:font-weight="bold" style:font-weight-asian="bold" style:font-weight-complex="bold"/>
    </style:style>
    <style:style style:name="P14" style:family="paragraph" style:parent-style-name="Table_20_Contents">
      <style:text-properties style:font-name="Liberation Mono" fo:font-weight="bold" officeooo:paragraph-rsid="01b944bf" style:font-weight-asian="bold" style:font-weight-complex="bold"/>
    </style:style>
    <style:style style:name="P15" style:family="paragraph" style:parent-style-name="Table_20_Contents">
      <style:text-properties style:font-name="Liberation Mono" fo:font-weight="bold" officeooo:rsid="01baab05" officeooo:paragraph-rsid="01baab05" style:font-weight-asian="bold" style:font-weight-complex="bold"/>
    </style:style>
    <style:style style:name="P16" style:family="paragraph" style:parent-style-name="Table_20_Contents">
      <style:text-properties style:font-name="Liberation Mono" fo:font-weight="bold" officeooo:paragraph-rsid="01baab05" style:font-weight-asian="bold" style:font-weight-complex="bold"/>
    </style:style>
    <style:style style:name="P17" style:family="paragraph" style:parent-style-name="Table_20_Contents">
      <style:text-properties style:font-name="Liberation Mono" fo:font-weight="bold" officeooo:rsid="01c254c5" officeooo:paragraph-rsid="01c254c5" style:font-weight-asian="bold" style:font-weight-complex="bold"/>
    </style:style>
    <style:style style:name="P18" style:family="paragraph" style:parent-style-name="Table_20_Contents">
      <style:text-properties style:font-name="Liberation Mono" fo:font-weight="bold" officeooo:paragraph-rsid="01c254c5" style:font-weight-asian="bold" style:font-weight-complex="bold"/>
    </style:style>
    <style:style style:name="P19" style:family="paragraph" style:parent-style-name="Table_20_Contents">
      <style:text-properties style:font-name="Liberation Mono" fo:font-weight="bold" officeooo:paragraph-rsid="01d1f6ae" style:font-weight-asian="bold" style:font-weight-complex="bold"/>
    </style:style>
    <style:style style:name="P20" style:family="paragraph" style:parent-style-name="Table_20_Contents">
      <style:text-properties style:font-name="Liberation Mono" fo:font-weight="bold" officeooo:paragraph-rsid="01e8765c" style:font-weight-asian="bold" style:font-weight-complex="bold"/>
    </style:style>
    <style:style style:name="P21" style:family="paragraph" style:parent-style-name="Table_20_Contents">
      <style:text-properties style:font-name="Liberation Mono" fo:font-weight="bold" officeooo:paragraph-rsid="01ed54de" style:font-weight-asian="bold" style:font-weight-complex="bold"/>
    </style:style>
    <style:style style:name="P22" style:family="paragraph" style:parent-style-name="Table_20_Contents">
      <style:text-properties style:font-name="Liberation Mono" fo:font-weight="bold" officeooo:paragraph-rsid="02105160" style:font-weight-asian="bold" style:font-weight-complex="bold"/>
    </style:style>
    <style:style style:name="P23" style:family="paragraph" style:parent-style-name="Table_20_Contents">
      <style:text-properties style:font-name="Liberation Mono" fo:font-weight="bold" officeooo:paragraph-rsid="0218267c" style:font-weight-asian="bold" style:font-weight-complex="bold"/>
    </style:style>
    <style:style style:name="P24" style:family="paragraph" style:parent-style-name="Table_20_Contents">
      <style:text-properties style:font-name="Liberation Mono" fo:font-weight="bold" officeooo:paragraph-rsid="023b50e5" style:font-weight-asian="bold" style:font-weight-complex="bold"/>
    </style:style>
    <style:style style:name="P25" style:family="paragraph" style:parent-style-name="Table_20_Contents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officeooo:paragraph-rsid="01b63f85"/>
    </style:style>
    <style:style style:name="P27" style:family="paragraph" style:parent-style-name="Table_20_Contents">
      <style:text-properties officeooo:paragraph-rsid="01b944bf"/>
    </style:style>
    <style:style style:name="P28" style:family="paragraph" style:parent-style-name="Table_20_Contents">
      <style:text-properties officeooo:rsid="01baab05" officeooo:paragraph-rsid="01baab05"/>
    </style:style>
    <style:style style:name="P29" style:family="paragraph" style:parent-style-name="Table_20_Contents">
      <style:text-properties officeooo:rsid="01c254c5" officeooo:paragraph-rsid="01c254c5"/>
    </style:style>
    <style:style style:name="P30" style:family="paragraph" style:parent-style-name="Table_20_Contents">
      <style:text-properties officeooo:paragraph-rsid="01c86dd0"/>
    </style:style>
    <style:style style:name="P31" style:family="paragraph" style:parent-style-name="Table_20_Contents">
      <style:text-properties officeooo:paragraph-rsid="01c9c830"/>
    </style:style>
    <style:style style:name="P32" style:family="paragraph" style:parent-style-name="Table_20_Contents">
      <style:text-properties officeooo:paragraph-rsid="01d1f6ae"/>
    </style:style>
    <style:style style:name="P33" style:family="paragraph" style:parent-style-name="Table_20_Contents">
      <style:text-properties officeooo:paragraph-rsid="01e8765c"/>
    </style:style>
    <style:style style:name="P34" style:family="paragraph" style:parent-style-name="Table_20_Contents">
      <style:text-properties officeooo:paragraph-rsid="01ed54de"/>
    </style:style>
    <style:style style:name="P35" style:family="paragraph" style:parent-style-name="Table_20_Contents">
      <style:text-properties officeooo:paragraph-rsid="01eeba41"/>
    </style:style>
    <style:style style:name="P36" style:family="paragraph" style:parent-style-name="Table_20_Contents">
      <style:text-properties officeooo:paragraph-rsid="01f230b5"/>
    </style:style>
    <style:style style:name="P37" style:family="paragraph" style:parent-style-name="Table_20_Contents">
      <style:text-properties officeooo:paragraph-rsid="01fd0ca9"/>
    </style:style>
    <style:style style:name="P38" style:family="paragraph" style:parent-style-name="Table_20_Contents">
      <style:text-properties officeooo:paragraph-rsid="0201c322"/>
    </style:style>
    <style:style style:name="P39" style:family="paragraph" style:parent-style-name="Table_20_Contents">
      <style:text-properties officeooo:rsid="020a4a04" officeooo:paragraph-rsid="020a4a04"/>
    </style:style>
    <style:style style:name="P40" style:family="paragraph" style:parent-style-name="Table_20_Contents">
      <style:text-properties officeooo:paragraph-rsid="020e5625"/>
    </style:style>
    <style:style style:name="P41" style:family="paragraph" style:parent-style-name="Table_20_Contents">
      <style:text-properties officeooo:paragraph-rsid="02105160"/>
    </style:style>
    <style:style style:name="P42" style:family="paragraph" style:parent-style-name="Table_20_Contents">
      <style:text-properties officeooo:paragraph-rsid="0218267c"/>
    </style:style>
    <style:style style:name="P43" style:family="paragraph" style:parent-style-name="Table_20_Contents">
      <style:text-properties fo:font-weight="bold" style:font-weight-asian="bold" style:font-weight-complex="bold"/>
    </style:style>
    <style:style style:name="P44" style:family="paragraph" style:parent-style-name="Table_20_Contents">
      <style:text-properties fo:font-variant="normal" fo:text-transform="none" fo:color="#252525" style:font-name="Liberation Mono" fo:letter-spacing="normal" fo:font-style="normal" fo:font-weight="bold" style:font-weight-asian="bold" style:font-weight-complex="bold"/>
    </style:style>
    <style:style style:name="P45" style:family="paragraph" style:parent-style-name="Table_20_Contents">
      <style:text-properties fo:font-variant="normal" fo:text-transform="none" fo:color="#252525" style:font-name="Liberation Mono" fo:letter-spacing="normal" fo:font-style="normal" fo:font-weight="bold" officeooo:paragraph-rsid="01b944bf" style:font-weight-asian="bold" style:font-weight-complex="bold"/>
    </style:style>
    <style:style style:name="P46" style:family="paragraph" style:parent-style-name="Table_20_Contents">
      <style:text-properties fo:font-variant="normal" fo:text-transform="none" fo:color="#252525" style:font-name="Liberation Mono" fo:letter-spacing="normal" fo:font-style="normal" fo:font-weight="bold" officeooo:paragraph-rsid="01c254c5" style:font-weight-asian="bold" style:font-weight-complex="bold"/>
    </style:style>
    <style:style style:name="P47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48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20e5625" style:font-size-asian="12pt" style:font-size-complex="12pt"/>
    </style:style>
    <style:style style:name="P49" style:family="paragraph" style:parent-style-name="Table_20_Contents">
      <style:text-properties fo:font-variant="normal" fo:text-transform="none" fo:color="#252525" fo:letter-spacing="normal" fo:font-style="normal" fo:font-weight="normal" style:font-weight-asian="normal" style:font-weight-complex="normal"/>
    </style:style>
    <style:style style:name="P50" style:family="paragraph" style:parent-style-name="Table_20_Contents">
      <style:text-properties fo:font-variant="normal" fo:text-transform="none" fo:color="#000000" fo:letter-spacing="normal" fo:font-style="normal"/>
    </style:style>
    <style:style style:name="P51" style:family="paragraph" style:parent-style-name="Table_20_Contents">
      <style:text-properties fo:font-weight="normal" style:font-weight-asian="normal" style:font-weight-complex="normal"/>
    </style:style>
    <style:style style:name="P52" style:family="paragraph" style:parent-style-name="Table_20_Contents">
      <style:text-properties fo:font-weight="normal" officeooo:rsid="01c254c5" officeooo:paragraph-rsid="01c254c5" style:font-weight-asian="normal" style:font-weight-complex="normal"/>
    </style:style>
    <style:style style:name="P53" style:family="paragraph" style:parent-style-name="Table_20_Contents">
      <style:text-properties officeooo:rsid="01e8765c" officeooo:paragraph-rsid="01e8765c"/>
    </style:style>
    <style:style style:name="P54" style:family="paragraph" style:parent-style-name="Table_20_Contents">
      <style:text-properties officeooo:rsid="02164da6" officeooo:paragraph-rsid="0218267c"/>
    </style:style>
    <style:style style:name="P55" style:family="paragraph" style:parent-style-name="Table_20_Contents">
      <style:text-properties officeooo:paragraph-rsid="0226ffb3"/>
    </style:style>
    <style:style style:name="P56" style:family="paragraph" style:parent-style-name="Table_20_Contents">
      <style:text-properties officeooo:paragraph-rsid="02287e04"/>
    </style:style>
    <style:style style:name="P57" style:family="paragraph" style:parent-style-name="Table_20_Contents">
      <style:text-properties officeooo:rsid="02293b9d" officeooo:paragraph-rsid="02293b9d"/>
    </style:style>
    <style:style style:name="P58" style:family="paragraph" style:parent-style-name="Table_20_Contents">
      <style:text-properties officeooo:rsid="023413dd" officeooo:paragraph-rsid="023413dd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bold" officeooo:paragraph-rsid="000f955c" style:font-size-asian="12pt" style:font-size-complex="12pt"/>
    </style:style>
    <style:style style:name="P60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61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62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63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65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66" style:family="paragraph" style:parent-style-name="Table_20_Contents" style:list-style-name="L1"/>
    <style:style style:name="P67" style:family="paragraph" style:parent-style-name="Table_20_Contents" style:list-style-name="L2"/>
    <style:style style:name="P68" style:family="paragraph" style:parent-style-name="Table_20_Contents" style:list-style-name="L3"/>
    <style:style style:name="P69" style:family="paragraph" style:parent-style-name="Table_20_Contents" style:list-style-name="L3">
      <style:text-properties fo:font-weight="bold" style:font-weight-asian="bold" style:font-weight-complex="bold"/>
    </style:style>
    <style:style style:name="P70" style:family="paragraph" style:parent-style-name="Table_20_Contents" style:list-style-name="L4"/>
    <style:style style:name="P71" style:family="paragraph" style:parent-style-name="Table_20_Contents" style:list-style-name="L5"/>
    <style:style style:name="P72" style:family="paragraph" style:parent-style-name="Table_20_Contents" style:list-style-name="L6"/>
    <style:style style:name="P73" style:family="paragraph" style:parent-style-name="Table_20_Contents" style:list-style-name="L6">
      <style:text-properties officeooo:paragraph-rsid="01d40c12"/>
    </style:style>
    <style:style style:name="P74" style:family="paragraph" style:parent-style-name="Table_20_Contents" style:list-style-name="L6">
      <style:text-properties fo:font-variant="normal" fo:text-transform="none" fo:color="#252525" style:font-name="Liberation Serif" fo:font-size="12pt" fo:letter-spacing="normal" fo:font-style="normal" fo:font-weight="normal" officeooo:paragraph-rsid="01d40c12" style:font-size-asian="12pt" style:font-size-complex="12pt"/>
    </style:style>
    <style:style style:name="P75" style:family="paragraph" style:parent-style-name="Table_20_Contents" style:list-style-name="L7"/>
    <style:style style:name="P76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77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9c4d" style:font-weight-asian="bold" style:font-weight-complex="bold"/>
    </style:style>
    <style:style style:name="T4" style:family="text">
      <style:text-properties fo:font-weight="bold" officeooo:rsid="01a69e05" style:font-weight-asian="bold" style:font-weight-complex="bold"/>
    </style:style>
    <style:style style:name="T5" style:family="text">
      <style:text-properties fo:font-weight="bold" officeooo:rsid="002b6a8c"/>
    </style:style>
    <style:style style:name="T6" style:family="text">
      <style:text-properties fo:font-weight="bold" officeooo:rsid="01469bef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2pt" fo:font-weight="bold" style:font-size-asian="12pt" style:font-size-complex="12pt"/>
    </style:style>
    <style:style style:name="T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officeooo:rsid="01aa3d50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officeooo:rsid="01f67db0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bold" officeooo:rsid="0237d985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2380643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2360628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237d985" style:font-size-asian="12pt" style:font-weight-asian="normal" style:font-size-complex="12pt" style:font-weight-complex="normal"/>
    </style:style>
    <style:style style:name="T18" style:family="text">
      <style:text-properties style:font-name="Liberation Serif" fo:font-weight="normal"/>
    </style:style>
    <style:style style:name="T19" style:family="text">
      <style:text-properties style:font-name="Liberation Serif" fo:font-weight="normal" officeooo:rsid="01be498e"/>
    </style:style>
    <style:style style:name="T20" style:family="text">
      <style:text-properties style:font-name="Liberation Serif" fo:font-weight="bold" style:font-weight-asian="bold" style:font-weight-complex="bold"/>
    </style:style>
    <style:style style:name="T21" style:family="text">
      <style:text-properties style:font-name="Liberation Serif" fo:font-weight="bold" officeooo:rsid="02000f7b" style:font-weight-asian="bold" style:font-weight-complex="bold"/>
    </style:style>
    <style:style style:name="T22" style:family="text">
      <style:text-properties style:font-name="Liberation Serif" officeooo:rsid="020bb972"/>
    </style:style>
    <style:style style:name="T23" style:family="text">
      <style:text-properties fo:font-variant="normal" fo:text-transform="none"/>
    </style:style>
    <style:style style:name="T2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name-asian="Times New Roman" style:font-style-asian="normal" style:font-name-complex="Times New Roman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6f5df" style:font-name-asian="Times New Roman" style:font-style-asian="normal" style:font-name-complex="Times New Roman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8ea32" style:font-name-asian="Times New Roman" style:font-style-asian="normal" style:font-name-complex="Times New Roman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d65d23" style:font-name-asian="Times New Roman" style:font-style-asian="normal" style:font-name-complex="Times New Roman"/>
    </style:style>
    <style:style style:name="T2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Times New Roman" style:font-style-asian="normal" style:font-weight-asian="bold" style:font-name-complex="Times New Roman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1a69e05" style:font-name-asian="Times New Roman" style:font-style-asian="normal" style:font-weight-asian="bold" style:font-name-complex="Times New Roman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" style:font-style-asian="normal" style:font-weight-asian="normal" style:font-name-complex="Times New Roman"/>
    </style:style>
    <style:style style:name="T3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7743e6" style:font-name-asian="Times New Roman" style:font-style-asian="normal" style:font-weight-asian="normal" style:font-name-complex="Times New Roman"/>
    </style:style>
    <style:style style:name="T32" style:family="text">
      <style:text-properties fo:font-variant="normal" fo:text-transform="none" fo:font-weight="bold" style:font-weight-asian="bold"/>
    </style:style>
    <style:style style:name="T33" style:family="text">
      <style:text-properties fo:font-variant="normal" fo:text-transform="none" fo:color="#252525" style:font-name="Liberation Serif" fo:letter-spacing="normal" fo:font-style="normal" fo:font-weight="normal"/>
    </style:style>
    <style:style style:name="T34" style:family="text">
      <style:text-properties fo:font-variant="normal" fo:text-transform="none" fo:color="#252525" style:font-name="Liberation Serif" fo:letter-spacing="normal" fo:font-style="normal" fo:font-weight="normal" style:font-weight-asian="normal" style:font-weight-complex="normal"/>
    </style:style>
    <style:style style:name="T35" style:family="text">
      <style:text-properties fo:font-variant="normal" fo:text-transform="none" fo:color="#252525" style:font-name="Liberation Serif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fo:color="#252525" style:font-name="Liberation Serif" fo:font-size="12pt" fo:letter-spacing="normal" fo:font-style="normal" fo:font-weight="normal" officeooo:rsid="01dbeb47" style:font-size-asian="12pt" style:font-size-complex="12pt"/>
    </style:style>
    <style:style style:name="T38" style:family="text">
      <style:text-properties fo:font-variant="normal" fo:text-transform="none" fo:color="#252525" style:font-name="Liberation Serif" fo:font-size="12pt" fo:letter-spacing="normal" fo:font-style="normal" fo:font-weight="normal" officeooo:rsid="022d2cd9" style:font-size-asian="12pt" style:font-size-complex="12pt"/>
    </style:style>
    <style:style style:name="T39" style:family="text">
      <style:text-properties fo:font-variant="normal" fo:text-transform="none" fo:color="#252525" style:font-name="Liberation Serif" fo:font-size="12pt" fo:letter-spacing="normal" fo:font-style="normal" fo:font-weight="normal" officeooo:rsid="0238d889" style:font-size-asian="12pt" style:font-size-complex="12pt"/>
    </style:style>
    <style:style style:name="T40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52525" style:font-name="Liberation Serif" fo:font-size="12pt" fo:letter-spacing="normal" fo:font-style="normal" fo:font-weight="bold" officeooo:rsid="01c86dd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52525" style:font-name="Liberation Serif" fo:font-size="12pt" fo:letter-spacing="normal" fo:font-style="normal" fo:font-weight="bold" officeooo:rsid="01f2fb10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52525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T45" style:family="text">
      <style:text-properties officeooo:rsid="00afbde1"/>
    </style:style>
    <style:style style:name="T46" style:family="text">
      <style:text-properties fo:language="en" fo:country="US" fo:font-weight="bold" officeooo:rsid="0223d072" style:font-weight-asian="bold" style:font-weight-complex="bold"/>
    </style:style>
    <style:style style:name="T47" style:family="text">
      <style:text-properties fo:font-style="normal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officeooo:rsid="01bb4d61"/>
    </style:style>
    <style:style style:name="T50" style:family="text">
      <style:text-properties fo:font-style="normal" officeooo:rsid="01c5664b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officeooo:rsid="00fc7a28"/>
    </style:style>
    <style:style style:name="T53" style:family="text">
      <style:text-properties officeooo:rsid="00fd8514"/>
    </style:style>
    <style:style style:name="T54" style:family="text">
      <style:text-properties officeooo:rsid="002d4cf0"/>
    </style:style>
    <style:style style:name="T55" style:family="text">
      <style:text-properties officeooo:rsid="002f4af5"/>
    </style:style>
    <style:style style:name="T56" style:family="text">
      <style:text-properties officeooo:rsid="001cd725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1103847" style:font-weight-asian="normal" style:font-weight-complex="normal"/>
    </style:style>
    <style:style style:name="T59" style:family="text">
      <style:text-properties fo:font-style="italic"/>
    </style:style>
    <style:style style:name="T60" style:family="text">
      <style:text-properties officeooo:rsid="01baab05"/>
    </style:style>
    <style:style style:name="T61" style:family="text">
      <style:text-properties officeooo:rsid="01bc7ed3"/>
    </style:style>
    <style:style style:name="T62" style:family="text">
      <style:text-properties officeooo:rsid="01c0b582"/>
    </style:style>
    <style:style style:name="T63" style:family="text">
      <style:text-properties style:font-name="Liberation Mono" fo:font-weight="bold" style:font-weight-asian="bold" style:font-weight-complex="bold"/>
    </style:style>
    <style:style style:name="T64" style:family="text">
      <style:text-properties style:font-name="Liberation Mono" fo:font-style="normal" fo:font-weight="bold" style:font-weight-asian="bold" style:font-weight-complex="bold"/>
    </style:style>
    <style:style style:name="T65" style:family="text">
      <style:text-properties officeooo:rsid="022b3689"/>
    </style:style>
    <style:style style:name="T66" style:family="text">
      <style:text-properties officeooo:rsid="023413dd"/>
    </style:style>
    <style:style style:name="T67" style:family="text">
      <style:text-properties officeooo:rsid="00371e2f"/>
    </style:style>
    <style:style style:name="T68" style:family="text">
      <style:text-properties officeooo:rsid="0263684f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firstHeading"/>Python/C3/<text:span text:style-name="T4">Loops</text:span>/English</text:h>
      <text:p text:style-name="P3"/>
      <text:p text:style-name="P4"><text:span text:style-name="T1">Title of script</text:span>: <text:span text:style-name="T2"><text:s/></text:span><text:span text:style-name="T3"><text:s/></text:span><text:span text:style-name="T4">Loops</text:span></text:p>
      <text:p text:style-name="P5">Author: <text:span text:style-name="T45">Puneeth, Thirumalesh <text:s/>H S</text:span></text:p>
      <text:p text:style-name="P2"><text:span text:style-name="T8">Keywords: </text:span><text:span text:style-name="T9">Python</text:span><text:span text:style-name="T8">, </text:span><text:span text:style-name="T9">IPython, </text:span><text:span text:style-name="T13">for, </text:span><text:span text:style-name="T10">while loop, continue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Visual Cue </text:p>
          </table:table-cell>
          <table:table-cell table:style-name="Table1.B1" office:value-type="string">
            <text:p text:style-name="P59">Narration</text:p>
          </table:table-cell>
        </table:table-row>
        <table:table-row>
          <table:table-cell table:style-name="Table1.A2" office:value-type="string">
            <text:p text:style-name="Table_20_Contents">Show Slide </text:p>
            <text:p text:style-name="Table_20_Contents">Containing title, name of the production team along with the logo of MHRD </text:p>
          </table:table-cell>
          <table:table-cell table:style-name="Table1.B2" office:value-type="string">
            <text:p text:style-name="Table_20_Contents">Hello friends and welcome to the spoken tutorial on '<text:span text:style-name="T46">Loops</text:span>'. </text:p>
          </table:table-cell>
        </table:table-row>
        <table:table-row>
          <table:table-cell table:style-name="Table1.A2" office:value-type="string">
            <text:p text:style-name="Table_20_Contents">Show Slide <text:s/></text:p>
            <text:p text:style-name="Table_20_Contents"><text:span text:style-name="T52">O</text:span>bjectives </text:p>
            <text:p text:style-name="Table_20_Contents"/>
          </table:table-cell>
          <table:table-cell table:style-name="Table1.B2" office:value-type="string">
            <text:p text:style-name="Table_20_Contents">At the end of this tutorial, you will be able to,</text:p>
            <text:list xml:id="list8536690313764758774" text:style-name="L1">
              <text:list-item>
                <text:p text:style-name="P66"><text:span text:style-name="T33">use the </text:span><text:span text:style-name="Teletype"><text:span text:style-name="T35">for </text:span></text:span><text:span text:style-name="T35">loop</text:span></text:p>
              </text:list-item>
              <text:list-item text:style-override="L2">
                <text:p text:style-name="P67"><text:span text:style-name="T36">use the </text:span><text:span text:style-name="Teletype"><text:span text:style-name="T41">while </text:span></text:span><text:span text:style-name="T41">loop</text:span></text:p>
              </text:list-item>
              <text:list-item text:style-override="L2">
                <text:p text:style-name="P67"><text:span text:style-name="T36">Use </text:span><text:span text:style-name="Teletype"><text:span text:style-name="T41">break</text:span></text:span><text:span text:style-name="T41">, </text:span><text:span text:style-name="Teletype"><text:span text:style-name="T41">continue </text:span></text:span><text:span text:style-name="T40">and</text:span><text:span text:style-name="T41"> </text:span><text:span text:style-name="Teletype"><text:span text:style-name="T41">pass </text:span></text:span><text:span text:style-name="T41">statements</text:span><text:span text:style-name="T36"> </text:span><text:span text:style-name="T39">in the</text:span><text:span text:style-name="T36"> </text:span><text:span text:style-name="T41">loops</text:span><text:span text:style-name="T36">.</text:span></text:p>
              </text:list-item>
            </text:list>
            <text:p text:style-name="P43"/>
          </table:table-cell>
        </table:table-row>
        <table:table-row>
          <table:table-cell table:style-name="Table1.A2" office:value-type="string">
            <text:p text:style-name="Table_20_Contents">Show Slide </text:p>
            <text:p text:style-name="Table_20_Contents">System <text:span text:style-name="T53">Specifications</text:span> </text:p>
          </table:table-cell>
          <table:table-cell table:style-name="Table1.B2" office:value-type="string">
            <text:p text:style-name="Table_20_Contents">To record this tutorial, I am using </text:p>
            <text:list xml:id="list8517945587983830693" text:style-name="L3">
              <text:list-item>
                <text:p text:style-name="P68"><text:span text:style-name="T1">Ubuntu Linux 14.04</text:span> operating system</text:p>
              </text:list-item>
              <text:list-item>
                <text:p text:style-name="P69">Python 2.7.6</text:p>
              </text:list-item>
              <text:list-item>
                <text:p text:style-name="P68"><text:span text:style-name="T2">IPython</text:span><text:span text:style-name="T1"> </text:span><text:span text:style-name="T5">4</text:span><text:span text:style-name="T1">.</text:span><text:span text:style-name="T6">0.0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Show Slide </text:p>
            <text:p text:style-name="Table_20_Contents">Pre-requisite <text:s/></text:p>
            <text:p text:style-name="Table_20_Contents"/>
          </table:table-cell>
          <table:table-cell table:style-name="Table1.B2" office:value-type="string">
            <text:p text:style-name="Table_20_Contents"><text:span text:style-name="T25">To </text:span><text:span text:style-name="T26">practice</text:span><text:span text:style-name="T25"> this tutorial, you should know how to</text:span></text:p>
            <text:list xml:id="list8844400508862386134" text:style-name="L4">
              <text:list-item>
                <text:p text:style-name="P70"><text:span text:style-name="T25">use </text:span><text:span text:style-name="T29">for loop</text:span></text:p>
              </text:list-item>
              <text:list-item>
                <text:p text:style-name="P70"><text:span text:style-name="T27">u</text:span><text:span text:style-name="T24">se</text:span><text:span text:style-name="T28"> </text:span><text:span text:style-name="T29">conditional statements</text:span></text:p>
              </text:list-item>
            </text:list>
            <text:p text:style-name="Table_20_Contents">If not, see the pre-requisite Python tutorials on this website.</text:p>
          </table:table-cell>
        </table:table-row>
        <table:table-row>
          <table:table-cell table:style-name="Table1.A2" office:value-type="string">
            <text:p text:style-name="Table_20_Contents">[Terminal]</text:p>
            <text:p text:style-name="Table_20_Contents">ipython</text:p>
            <text:p text:style-name="Table_20_Contents"><text:span text:style-name="T23">then press</text:span><text:span text:style-name="T32"> Enter</text:span></text:p>
          </table:table-cell>
          <table:table-cell table:style-name="Table1.B2" office:value-type="string">
            <text:p text:style-name="Table_20_Contents">Let us start <text:span text:style-name="T2">ipython</text:span> </text:p>
            <text:p text:style-name="Table_20_Contents"/>
            <text:p text:style-name="Table_20_Contents"><text:span text:style-name="T31">O</text:span><text:span text:style-name="T30">pen the </text:span><text:span text:style-name="T28">terminal</text:span><text:span text:style-name="T30"> and type</text:span></text:p>
            <text:p text:style-name="Table_20_Contents"><text:span text:style-name="T30"><text:s/></text:span><text:span text:style-name="T28">ipython</text:span></text:p>
          </table:table-cell>
        </table:table-row>
        <table:table-row>
          <table:table-cell table:style-name="Table1.A2" office:value-type="string">
            <text:p text:style-name="Table_20_Contents">Show Slide</text:p>
            <text:p text:style-name="Table_20_Contents"/>
            <text:p text:style-name="P9">while loop</text:p>
            <text:p text:style-name="P13"/>
            <text:p text:style-name="P44"/>
            <text:p text:style-name="Table_20_Contents"/>
          </table:table-cell>
          <table:table-cell table:style-name="Table1.B2" office:value-type="string">
            <text:p text:style-name="P26"><text:span text:style-name="T18">We shall first begin with the </text:span><text:span text:style-name="Teletype"><text:span text:style-name="T20">while </text:span></text:span><text:span text:style-name="T20">loop</text:span><text:span text:style-name="T18">. </text:span></text:p>
            <text:p text:style-name="P26"/>
            <text:p text:style-name="P28">Syntax:</text:p>
            <text:p text:style-name="P16">while <text:span text:style-name="T60">condition</text:span>:</text:p>
            <text:p text:style-name="P16"><text:s text:c="4"/><text:span text:style-name="T61">True block </text:span><text:span text:style-name="T49">statements</text:span></text:p>
            <text:p text:style-name="P16"><text:span text:style-name="T49"><text:s text:c="4"/></text:span><text:span text:style-name="T50">update condition variable</text:span></text:p>
            <text:p text:style-name="P15"/>
            <text:p text:style-name="P26"><text:span text:style-name="T18">The </text:span><text:span text:style-name="Teletype"><text:span text:style-name="T20">while </text:span></text:span><text:span text:style-name="T20">loop</text:span><text:span text:style-name="T18"> is used for repeated </text:span><text:span text:style-name="T20">execution</text:span><text:span text:style-name="T18"> as long as </text:span><text:span text:style-name="T19">the</text:span><text:span text:style-name="T18"> </text:span><text:span text:style-name="T20">condition</text:span><text:span text:style-name="T18"> is </text:span><text:span text:style-name="Teletype"><text:span text:style-name="T20">True</text:span></text:span><text:span text:style-name="T18">.</text:span></text:p>
            <text:p text:style-name="P11"/>
            <text:p text:style-name="P47"/>
          </table:table-cell>
        </table:table-row>
        <text:soft-page-break/>
        <table:table-row>
          <table:table-cell table:style-name="Table1.A2" office:value-type="string">
            <text:p text:style-name="P10"/>
            <text:p text:style-name="P10">[IPython <text:span text:style-name="T62">Terminal</text:span>]</text:p>
            <text:p text:style-name="P10"/>
            <text:p text:style-name="P45">i = 1</text:p>
            <text:p text:style-name="P14">while i&lt;10:</text:p>
            <text:p text:style-name="P14"><text:s text:c="4"/><text:span text:style-name="T47">print i*i</text:span></text:p>
            <text:p text:style-name="P14"><text:s text:c="4"/><text:span text:style-name="T47">i += 2</text:span></text:p>
            <text:p text:style-name="P14"/>
          </table:table-cell>
          <table:table-cell table:style-name="Table1.B2" office:value-type="string">
            <text:p text:style-name="P27"><text:span text:style-name="T36">Let us </text:span><text:span text:style-name="T41">print</text:span><text:span text:style-name="T36"> the squares of all the odd numbers less than 10, using the </text:span><text:span text:style-name="Teletype"><text:span text:style-name="T41">while </text:span></text:span><text:span text:style-name="T41">loop</text:span><text:span text:style-name="T36">.</text:span></text:p>
            <text:p text:style-name="P27"/>
            <text:p text:style-name="P29"><text:span text:style-name="T58">T</text:span><text:span text:style-name="T57">ype </text:span></text:p>
            <text:p text:style-name="P52"/>
            <text:p text:style-name="P46">i = 1</text:p>
            <text:p text:style-name="P18">while i&lt;10:</text:p>
            <text:p text:style-name="P18"><text:s text:c="4"/><text:span text:style-name="T47">print i*i</text:span></text:p>
            <text:p text:style-name="P17"><text:span text:style-name="T57"><text:s text:c="4"/></text:span><text:span text:style-name="T47">i += 2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30"><text:span text:style-name="T36">The </text:span><text:span text:style-name="Teletype"><text:span text:style-name="T41">while </text:span></text:span><text:span text:style-name="T41">loop</text:span><text:span text:style-name="T36">, repeatedly checks if the condition <text:s/></text:span><text:span text:style-name="T42">T</text:span><text:span text:style-name="T41">rue</text:span></text:p>
            <text:p text:style-name="P30"/>
            <text:p text:style-name="P31"><text:span text:style-name="T36">and </text:span><text:span text:style-name="T41">executes</text:span><text:span text:style-name="T36"> the </text:span><text:span text:style-name="T41">block</text:span><text:span text:style-name="T36"> of </text:span><text:span text:style-name="T41">code</text:span><text:span text:style-name="T36"> within the </text:span><text:span text:style-name="T41">loop</text:span><text:span text:style-name="T36">, if it is. </text:span></text:p>
          </table:table-cell>
        </table:table-row>
        <table:table-row>
          <table:table-cell table:style-name="Table1.A2" office:value-type="string">
            <text:p text:style-name="P34">[IPython Terminal]</text:p>
            <text:p text:style-name="P34"/>
            <text:p text:style-name="P21">for n in range(1, 10, 2):</text:p>
            <text:p text:style-name="P21"><text:s text:c="4"/><text:span text:style-name="T47">print n*n</text:span></text:p>
            <text:p text:style-name="P21"/>
          </table:table-cell>
          <table:table-cell table:style-name="Table1.B2" office:value-type="string">
            <text:p text:style-name="P34"><text:span text:style-name="T14">Let us now solve the same problem using the </text:span><text:span text:style-name="Teletype"><text:span text:style-name="T9">for </text:span></text:span><text:span text:style-name="T9">loop</text:span><text:span text:style-name="T14">. </text:span></text:p>
            <text:p text:style-name="P34"/>
            <text:p text:style-name="P34"><text:span text:style-name="T14">As we know, the </text:span><text:span text:style-name="Teletype"><text:span text:style-name="T9">for </text:span></text:span><text:span text:style-name="T9">loop</text:span><text:span text:style-name="T14"> </text:span><text:span text:style-name="T9">iterates</text:span><text:span text:style-name="T14"> over a </text:span><text:span text:style-name="T9">list</text:span><text:span text:style-name="T14"> or any other </text:span><text:span text:style-name="T9">sequential data type</text:span><text:span text:style-name="T14">. </text:span></text:p>
            <text:p text:style-name="P34"/>
            <text:p text:style-name="P55"><text:span text:style-name="T14">So, we use the </text:span><text:span text:style-name="Teletype"><text:span text:style-name="T9">range </text:span></text:span><text:span text:style-name="T9">function</text:span><text:span text:style-name="T14"> to get a list of odd numbers below 10, </text:span></text:p>
            <text:p text:style-name="P55"/>
            <text:p text:style-name="P8">and then iterate over it and print the required stuff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56">We can see that we got the same output as before. </text:p>
            <text:p text:style-name="P56"/>
            <text:p text:style-name="P56">Note that the lines of code are less.</text:p>
            <text:p text:style-name="P35"/>
            <text:p text:style-name="P35">Pause the video here, try out the following exercise and resume the video.</text:p>
          </table:table-cell>
        </table:table-row>
        <table:table-row>
          <table:table-cell table:style-name="Table1.A2" office:value-type="string">
            <text:p text:style-name="Table_20_Contents">Show Slide </text:p>
            <text:p text:style-name="Table_20_Contents">Assignment 1</text:p>
            <text:p text:style-name="Table_20_Contents"/>
          </table:table-cell>
          <table:table-cell table:style-name="Table1.B2" office:value-type="string">
            <text:p text:style-name="Table_20_Contents"><text:span text:style-name="T34">Write a </text:span><text:span text:style-name="Teletype"><text:span text:style-name="T35">while </text:span></text:span><text:span text:style-name="T35">loop</text:span><text:span text:style-name="T34"> to </text:span><text:span text:style-name="T35">print</text:span><text:span text:style-name="T34"> the squares of all the even </text:span><text:span text:style-name="T57">numbers below 10.</text:span></text:p>
            <text:p text:style-name="P49"/>
          </table:table-cell>
        </table:table-row>
        <table:table-row>
          <table:table-cell table:style-name="Table1.A2" office:value-type="string">
            <text:p text:style-name="Table_20_Contents">[IPython Terminal]</text:p>
            <text:p text:style-name="Table_20_Contents"/>
            <text:p text:style-name="P13">i = 2</text:p>
            <text:p text:style-name="P13"/>
            <text:p text:style-name="P13">while i&lt;10:</text:p>
            <text:p text:style-name="P13"><text:s text:c="4"/><text:span text:style-name="T47">print i*i</text:span></text:p>
            <text:p text:style-name="P13"><text:s text:c="4"/><text:span text:style-name="T47">i += 2</text:span></text:p>
            <text:p text:style-name="P13"/>
          </table:table-cell>
          <table:table-cell table:style-name="Table1.B2" office:value-type="string">
            <text:p text:style-name="P53">Solution </text:p>
            <text:p text:style-name="P33"/>
            <text:p text:style-name="P53">Type</text:p>
            <text:p text:style-name="P33"/>
            <text:p text:style-name="P20">i = 2</text:p>
            <text:p text:style-name="P20"/>
            <text:p text:style-name="P20">while i&lt;10:</text:p>
            <text:p text:style-name="P20"><text:s text:c="4"/><text:span text:style-name="T47">print i*i</text:span></text:p>
            <text:p text:style-name="P33"><text:span text:style-name="T63"><text:s text:c="4"/></text:span><text:span text:style-name="T64">i += 2</text:span><text:line-break/></text:p>
          </table:table-cell>
        </table:table-row>
        <table:table-row>
          <table:table-cell table:style-name="Table1.A2" office:value-type="string">
            <text:p text:style-name="Table_20_Contents">Show Slide </text:p>
            <text:p text:style-name="Table_20_Contents">Assignment 2</text:p>
            <text:p text:style-name="Table_20_Contents"/>
          </table:table-cell>
          <table:table-cell table:style-name="Table1.B2" office:value-type="string">
            <text:p text:style-name="Table_20_Contents"><text:span text:style-name="T34">Write a </text:span><text:span text:style-name="Teletype"><text:span text:style-name="T35">for </text:span></text:span><text:span text:style-name="T35">loop</text:span><text:span text:style-name="T34"> to print the squares of all the even </text:span><text:span text:style-name="T57">numbers below 10.</text:span></text:p>
            <text:p text:style-name="P51"/>
          </table:table-cell>
        </table:table-row>
        <text:soft-page-break/>
        <table:table-row>
          <table:table-cell table:style-name="Table1.A2" office:value-type="string">
            <text:p text:style-name="Table_20_Contents"/>
            <text:p text:style-name="P32">[IPython Terminal]</text:p>
            <text:p text:style-name="P32"/>
            <text:p text:style-name="P13">for n in range(2, 10, 2):</text:p>
            <text:p text:style-name="P13"><text:s text:c="4"/><text:span text:style-name="T47">print n*n</text:span></text:p>
          </table:table-cell>
          <table:table-cell table:style-name="Table1.B2" office:value-type="string">
            <text:p text:style-name="P54">Answer is</text:p>
            <text:p text:style-name="P42"/>
            <text:p text:style-name="P23">for n in range(2, 10, 2):</text:p>
            <text:p text:style-name="P42"><text:span text:style-name="T63"><text:s text:c="4"/></text:span><text:span text:style-name="T64">print n*n</text:span></text:p>
          </table:table-cell>
        </table:table-row>
        <table:table-row>
          <table:table-cell table:style-name="Table1.A2" office:value-type="string">
            <text:p text:style-name="P32">[IPython Terminal]</text:p>
            <text:p text:style-name="P32"/>
            <text:p text:style-name="P19">for n in range(2, 10, 2):</text:p>
            <text:p text:style-name="Table_20_Contents"><text:span text:style-name="T63"><text:s text:c="4"/></text:span><text:span text:style-name="T64">pass</text:span></text:p>
          </table:table-cell>
          <table:table-cell table:style-name="Table1.B2" office:value-type="string">
            <text:p text:style-name="Table_20_Contents"><text:span text:style-name="T36">Let us now look at how to use the </text:span><text:span text:style-name="T41">keywords, </text:span><text:span text:style-name="Teletype"><text:span text:style-name="T41">pass</text:span></text:span><text:span text:style-name="T41">, </text:span><text:span text:style-name="Teletype"><text:span text:style-name="T41">break</text:span></text:span><text:span text:style-name="Teletype"><text:span text:style-name="T36"> </text:span></text:span><text:span text:style-name="T36">and </text:span><text:span text:style-name="Teletype"><text:span text:style-name="T41">continue</text:span></text:span><text:span text:style-name="T36">.</text:span></text:p>
            <text:p text:style-name="P47"/>
            <text:p text:style-name="P36"><text:span text:style-name="T36">As we already know, </text:span><text:span text:style-name="Teletype"><text:span text:style-name="T41">pass</text:span></text:span><text:span text:style-name="Teletype"><text:span text:style-name="T36"> </text:span></text:span><text:span text:style-name="T36">is just a </text:span><text:span text:style-name="T43">place holder</text:span><text:span text:style-name="T36">. </text:span></text:p>
            <text:p text:style-name="P36"/>
            <text:p text:style-name="P36"><text:span text:style-name="T36">It is used for the sake of completion of </text:span><text:span text:style-name="T41">blocks</text:span><text:span text:style-name="T36">, that do not have any </text:span><text:span text:style-name="T41">code</text:span><text:span text:style-name="T36"> within them.</text:span></text:p>
            <text:p text:style-name="P36"/>
            <text:p text:style-name="P57"><text:span text:style-name="T41">Executing</text:span><text:span text:style-name="T36"> </text:span><text:span text:style-name="T40">this </text:span><text:span text:style-name="T41">code, </text:span><text:span text:style-name="T40">nothing gets</text:span><text:span text:style-name="T41"> printed</text:span></text:p>
          </table:table-cell>
        </table:table-row>
        <table:table-row>
          <table:table-cell table:style-name="Table1.A2" office:value-type="string">
            <text:p text:style-name="P32">[IPython Terminal]</text:p>
            <text:p text:style-name="P32"/>
            <text:p text:style-name="P25">for letter in '<text:span text:style-name="T66">p</text:span>ython': <text:s text:c="4"/></text:p>
            <text:p text:style-name="P25"><text:s text:c="3"/><text:span text:style-name="T47">if letter == 'h':</text:span></text:p>
            <text:p text:style-name="P25"><text:s text:c="6"/><text:span text:style-name="T47">break</text:span></text:p>
            <text:p text:style-name="P25"><text:s text:c="3"/><text:span text:style-name="T47">print 'Current Letter :', letter</text:span></text:p>
            <text:p text:style-name="Table_20_Contents"/>
          </table:table-cell>
          <table:table-cell table:style-name="Table1.B2" office:value-type="string">
            <text:p text:style-name="P37"><text:span text:style-name="Teletype"><text:span text:style-name="T11">br</text:span></text:span><text:span text:style-name="Teletype"><text:span text:style-name="T9">eak</text:span></text:span><text:span text:style-name="Teletype"><text:span text:style-name="T14"> </text:span></text:span><text:span text:style-name="T14">is used to break out of the innermost </text:span><text:span text:style-name="T9">loop</text:span><text:span text:style-name="T14">. </text:span></text:p>
            <text:p text:style-name="P37"/>
            <text:p text:style-name="P58"><text:span text:style-name="T14">For example, let us </text:span><text:span text:style-name="T9">iterate </text:span><text:span text:style-name="T15">each letter in the word </text:span><text:span text:style-name="T9">python.</text:span></text:p>
            <text:p text:style-name="P58"/>
            <text:p text:style-name="P58"><text:span text:style-name="T15">And</text:span><text:span text:style-name="T14"> </text:span><text:span text:style-name="T9">break </text:span><text:span text:style-name="T15">the loop when </text:span><text:span text:style-name="T9">h </text:span><text:span text:style-name="T15">i</text:span><text:span text:style-name="T16">s </text:span><text:span text:style-name="T17">the</text:span><text:span text:style-name="T15"> </text:span><text:span text:style-name="T9">iteration </text:span><text:span text:style-name="T12">variable</text:span><text:span text:style-name="T17">.</text:span></text:p>
          </table:table-cell>
        </table:table-row>
        <table:table-row>
          <table:table-cell table:style-name="Table1.A2" office:value-type="string">
            <text:p text:style-name="P32">[IPython Terminal]</text:p>
            <text:p text:style-name="Table_20_Contents"/>
            <text:p text:style-name="P13">for n in range(1, 10, 2):</text:p>
            <text:p text:style-name="P13"><text:s text:c="4"/><text:span text:style-name="T47">if n % 3 == 0:</text:span></text:p>
            <text:p text:style-name="P13"><text:s text:c="8"/><text:span text:style-name="T47">continue</text:span></text:p>
            <text:p text:style-name="P13"><text:s text:c="4"/><text:span text:style-name="T47">print n*n</text:span></text:p>
            <text:p text:style-name="Table_20_Contents"/>
          </table:table-cell>
          <table:table-cell table:style-name="Table1.B2" office:value-type="string">
            <text:p text:style-name="P38"><text:span text:style-name="Teletype"><text:span text:style-name="T21">c</text:span></text:span><text:span text:style-name="Teletype"><text:span text:style-name="T20">ontinue</text:span></text:span><text:span text:style-name="Teletype"><text:span text:style-name="T7"> </text:span></text:span><text:span text:style-name="T7">is used to skip </text:span><text:span text:style-name="T20">execution</text:span><text:span text:style-name="T7"> of the rest of the </text:span><text:span text:style-name="T20">loop,</text:span></text:p>
            <text:p text:style-name="P38"/>
            <text:p text:style-name="P39"><text:span text:style-name="T22">a</text:span><text:span text:style-name="T7">nd go for next </text:span><text:span text:style-name="T20">iteration</text:span><text:span text:style-name="T7">.</text:span></text:p>
            <text:p text:style-name="P12"/>
            <text:p text:style-name="P48"><text:span text:style-name="T65">Let us</text:span> print the squares of all the odd numbers below 10, </text:p>
            <text:p text:style-name="P40"/>
            <text:p text:style-name="P40"><text:span text:style-name="T36">which are not multiples of 3, we </text:span><text:span text:style-name="T38">will</text:span><text:span text:style-name="T36"> modify the </text:span><text:span text:style-name="Teletype"><text:span text:style-name="T41">for </text:span></text:span><text:span text:style-name="T41">loop</text:span><text:span text:style-name="T36"> as follows.</text:span></text:p>
            <text:p text:style-name="Table_20_Contents"/>
            <text:p text:style-name="P22">for n in range(1, 10, 2):</text:p>
            <text:p text:style-name="P22"><text:s text:c="4"/><text:span text:style-name="T47">if n % 3 == 0:</text:span></text:p>
            <text:p text:style-name="P22"><text:s text:c="8"/><text:span text:style-name="T47">continue</text:span></text:p>
            <text:p text:style-name="P41"><text:span text:style-name="T63"><text:s text:c="4"/></text:span><text:span text:style-name="T64">print n*n</text:span></text:p>
          </table:table-cell>
        </table:table-row>
        <table:table-row>
          <table:table-cell table:style-name="Table1.A2" office:value-type="string">
            <text:p text:style-name="Table_20_Contents">Show Slide </text:p>
            <text:p text:style-name="Table_20_Contents">Summary </text:p>
            <text:p text:style-name="Table_20_Contents"/>
          </table:table-cell>
          <table:table-cell table:style-name="Table1.B2" office:value-type="string">
            <text:p text:style-name="Table_20_Contents">This brings us to the end of this tutorial. In this tutorial, we have learnt to,</text:p>
            <text:p text:style-name="Table_20_Contents"/>
            <text:list xml:id="list2305544987730458714" text:style-name="L5">
              <text:list-item>
                <text:p text:style-name="P71"><text:span text:style-name="T2">Iterate</text:span> over a <text:span text:style-name="T2">sequence</text:span> using <text:span text:style-name="T2">for </text:span><text:span text:style-name="T59">and <text:s/></text:span><text:span text:style-name="T48">while loops</text:span>.<text:line-break/></text:p>
              </text:list-item>
              <text:list-item>
                <text:p text:style-name="P71"><text:span text:style-name="T2">Break</text:span> out of <text:span text:style-name="T2">loops</text:span> using <text:span text:style-name="T48">break statement</text:span><text:span text:style-name="T59">.<text:line-break/></text:span></text:p>
              </text:list-item>
              <text:list-item>
                <text:p text:style-name="P71">Skip <text:span text:style-name="T2">iterations</text:span> using <text:span text:style-name="T48">continue statement</text:span><text:span text:style-name="T59">.<text:line-break/></text:span></text:p>
              </text:list-item>
              <text:list-item>
                <text:p text:style-name="P71"><text:soft-page-break/>Use the <text:span text:style-name="T48">pass statement</text:span><text:span text:style-name="T51"> in a</text:span><text:span text:style-name="T59"> </text:span><text:span text:style-name="T48">loop</text:span><text:span text:style-name="T59">.</text:span></text:p>
              </text:list-item>
            </text:list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how Slide </text:p>
            <text:p text:style-name="Table_20_Contents">Self assessment questions </text:p>
            <text:p text:style-name="Table_20_Contents"/>
          </table:table-cell>
          <table:table-cell table:style-name="Table1.B2" office:value-type="string">
            <text:p text:style-name="Table_20_Contents">Here are some self assessment questions for you to solve</text:p>
            <text:p text:style-name="Table_20_Contents"/>
            <text:list xml:id="list936196760191072327" text:style-name="L6">
              <text:list-item>
                <text:p text:style-name="P73"><text:span text:style-name="T36">Given </text:span><text:span text:style-name="Teletype"><text:span text:style-name="T44">range(1,4)</text:span></text:span><text:span text:style-name="T36">; </text:span></text:p>
                <text:p text:style-name="P73"><text:span text:style-name="T36"><text:s text:c="4"/>Write a </text:span><text:span text:style-name="T41">code</text:span><text:span text:style-name="T36"> to </text:span><text:span text:style-name="T41">print</text:span><text:span text:style-name="T36"> only the number 1.</text:span></text:p>
                <text:p text:style-name="P74"/>
              </text:list-item>
              <text:list-item>
                <text:p text:style-name="P72">Which <text:span text:style-name="T2">statement</text:span> do you use to skip <text:span text:style-name="T2">iterations</text:span>. <text:line-break/> <text:s text:c="3"/><text:span text:style-name="T2">- break <text:line-break/> <text:s text:c="3"/>- pass <text:line-break/> <text:s text:c="3"/>- continue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Show Slide </text:p>
            <text:p text:style-name="Table_20_Contents">Solution of self assessment questions </text:p>
            <text:p text:style-name="Table_20_Contents"/>
          </table:table-cell>
          <table:table-cell table:style-name="Table1.B2" office:value-type="string">
            <text:p text:style-name="Table_20_Contents">And the answers,</text:p>
            <text:p text:style-name="Table_20_Contents"/>
            <text:list xml:id="list7350273216580962223" text:style-name="L7">
              <text:list-item>
                <text:p text:style-name="P75"><text:s/>We can use the <text:span text:style-name="T2">break statement</text:span> in a <text:span text:style-name="T2">for loop</text:span> <text:s text:c="2"/>as,</text:p>
              </text:list-item>
            </text:list>
            <text:p text:style-name="Table_20_Contents"/>
            <text:p text:style-name="P13">for i in range(1, 4):</text:p>
            <text:p text:style-name="P24"><text:s text:c="4"/>print i </text:p>
            <text:p text:style-name="P24"><text:s text:c="4"/>break</text:p>
            <text:p text:style-name="Table_20_Contents"/>
            <text:p text:style-name="Table_20_Contents"><text:span text:style-name="T37">2. </text:span><text:span text:style-name="T36">In order to skip </text:span><text:span text:style-name="T41">iterations</text:span><text:span text:style-name="T36">, we make use of the </text:span><text:span text:style-name="Teletype"><text:span text:style-name="T41">continue </text:span></text:span><text:span text:style-name="T41">statement</text:span><text:span text:style-name="T36">.</text:span></text:p>
            <text:p text:style-name="P50"/>
          </table:table-cell>
        </table:table-row>
        <table:table-row>
          <table:table-cell table:style-name="Table1.A2" office:value-type="string">
            <text:p text:style-name="P76">Show Slide</text:p>
            <text:p text:style-name="P76">Forum</text:p>
          </table:table-cell>
          <table:table-cell table:style-name="Table1.B2" office:value-type="string">
            <text:p text:style-name="P77">Please post your timed queries in this forum.</text:p>
          </table:table-cell>
        </table:table-row>
        <table:table-row>
          <table:table-cell table:style-name="Table1.A2" office:value-type="string">
            <text:p text:style-name="P76">Show Slide</text:p>
            <text:p text:style-name="P76">Fossee Forum</text:p>
          </table:table-cell>
          <table:table-cell table:style-name="Table1.B2" office:value-type="string">
            <text:p text:style-name="P77">Please post your general queries on Python in this forum.</text:p>
          </table:table-cell>
        </table:table-row>
        <table:table-row>
          <table:table-cell table:style-name="Table1.A2" office:value-type="string">
            <text:p text:style-name="P76">Show Slide</text:p>
            <text:p text:style-name="P76">Textbook Companion</text:p>
          </table:table-cell>
          <table:table-cell table:style-name="Table1.B2" office:value-type="string">
            <text:p text:style-name="P77">FOSSEE team coordinates the TBC project.</text:p>
          </table:table-cell>
        </table:table-row>
        <table:table-row>
          <table:table-cell table:style-name="Table1.A2" office:value-type="string">
            <text:p text:style-name="P76">Show Slide</text:p>
            <text:p text:style-name="P76">Acknowledgment</text:p>
            <text:p text:style-name="P76">http://spoken-tutorial.org</text:p>
          </table:table-cell>
          <table:table-cell table:style-name="Table1.B2" office:value-type="string">
            <text:p text:style-name="P77">Spoken Tutorial Project is funded by NMEICT, MHRD, Govt. of India.</text:p>
            <text:p text:style-name="P77">For more details, visit this website.</text:p>
          </table:table-cell>
        </table:table-row>
        <table:table-row>
          <table:table-cell table:style-name="Table1.A2" office:value-type="string">
            <text:p text:style-name="P76">Previous slide</text:p>
          </table:table-cell>
          <table:table-cell table:style-name="Table1.B2" office:value-type="string">
            <text:p text:style-name="P77">This is _________ from IIT Bombay (or FOSSEE, <text:soft-page-break/>if you wish) signing off.</text:p>
            <text:p text:style-name="P77">Thank you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 PL UMing HK" style:font-family-asian="'AR PL UMing HK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AR PL UMing HK1" style:font-family-asian="'AR PL UMing H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eeta Parmar</meta:initial-creator>
    <meta:creation-date>2015-10-29T16:01:43.964381807</meta:creation-date>
    <dc:date>2016-02-15T15:24:55.353560644</dc:date>
    <meta:editing-duration>PT22H32M21S</meta:editing-duration>
    <meta:editing-cycles>539</meta:editing-cycles>
    <meta:generator>LibreOffice/4.2.8.2$Linux_X86_64 LibreOffice_project/420m0$Build-2</meta:generator>
    <meta:document-statistic meta:table-count="1" meta:image-count="0" meta:object-count="0" meta:page-count="5" meta:paragraph-count="153" meta:word-count="808" meta:character-count="4406" meta:non-whitespace-character-count="3586"/>
  </office:meta>
</office:document-meta>
</file>